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fo:font-style="italic" officeooo:rsid="00464511" officeooo:paragraph-rsid="004a9a42" style:font-style-asian="italic" style:font-style-complex="italic"/>
    </style:style>
    <style:style style:name="T1" style:family="text">
      <style:text-properties officeooo:rsid="00488473"/>
    </style:style>
    <style:style style:name="T2" style:family="text">
      <style:text-properties officeooo:rsid="004bb2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a test document. <text:span text:style-name="T2">P</text:span>lease open your own documents using the folder-icon in the upper right corner to go ahead. <text:span text:style-name="T1">We prefer to load documents in ODF format (.odt, .ods and .odp), but we also try our best to load any other kind of file (.doc, .docx, .pdf, etc).</text:span></text:p>
      <text:p text:style-name="P1"/>
      <text:h text:style-name="Heading_20_1" text:outline-level="1">View and modify OpenDocuments on the go using OpenDocument Reader!</text:h>
      <text:p text:style-name="Text_20_body">OpenDocument Reader allows you to read your ODF (OpenDocument Format) documents wherever you are. In the bus on your way to school? No problem! With OpenDocument Reader you can read and search through your documents in a very clean and simple way. Is there just one last typo left to fix in your document? It now supports modification of documents too! Fast, simple and well integrated.</text:p>
      <text:p text:style-name="Text_20_body"/>
      <text:p text:style-name="Text_20_body">You can start reading your documents from within other apps. Supported apps include...</text:p>
      <text:p text:style-name="Text_20_body">- GMail</text:p>
      <text:p text:style-name="Text_20_body">- Google Drive</text:p>
      <text:p text:style-name="Text_20_body">- Box.net</text:p>
      <text:p text:style-name="Text_20_body">- Dropbox</text:p>
      <text:p text:style-name="Text_20_body">- lots of other apps</text:p>
      <text:p text:style-name="Text_20_body"/>
      <text:p text:style-name="Text_20_body">“ODF” is the format used by office suites like OpenOffice and LibreOffice. Text documents (.odt), as well as spreadsheets (.ods) and also presentations (.odp) are supported, including support for complex formatting and embedded images. Graphs are no problem either. If you want to secure your data you can even open password-protected documents.</text:p>
      <text:p text:style-name="Text_20_body"/>
      <text:p text:style-name="Text_20_body">This app is open-source. We are not affiliated with OpenOffice, LibreOffice or similar.</text:p>
      <text:p text:style-name="Text_20_body"/>
      <text:p text:style-name="Text_20_body">In order to buy ourselves some food, ads are shown while using this app. Bearing with them is highly appreciated!</text:p>
      <text:p text:style-name="Text_20_body"/>
      <text:p text:style-name="Text_20_body"><text:soft-page-break/>In love,</text:p>
      <text:p text:style-name="Text_20_body">Your developers,</text:p>
      <text:p text:style-name="Text_20_body">Andi, who's responsible for the tough part (e.g. „understanding“ your documents), and Tom,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fo:font-family="'Liberation Sans'" style:font-style-name="Standard"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style-name="Standard"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size-asian="10.5pt"/>
    </style:style>
    <style:style style:name="List" style:family="paragraph" style:parent-style-name="Text_20_body" style:class="list">
      <style:text-properties style:font-size-asian="12pt" style:font-name-complex="Liberation Sans2" style:font-family-complex="'Liberation 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iberation Sans2" style:font-family-complex="'Liberation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font-family-complex="'Liberation San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fo:font-family="'Liberation Sans'" style:font-style-name="Standard"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fo:font-family="'Liberation Sans'" style:font-style-name="Standard" style:font-family-generic="swiss" style:font-pitch="variable"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in" loext:contextual-spacing="false"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loext:contextual-spacing="false" fo:text-indent="-1.7717in" style:auto-text-indent="false">
        <style:tab-stops>
          <style:tab-stop style:position="0in"/>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8-10-03T20:16:30.833841975</dc:date>
    <meta:editing-duration>PT3H9M35S</meta:editing-duration>
    <meta:editing-cycles>207</meta:editing-cycles>
    <meta:generator>LibreOffice/6.0.3.2$Linux_X86_64 LibreOffice_project/00m0$Build-2</meta:generator>
    <meta:document-statistic meta:table-count="0" meta:image-count="0" meta:object-count="0" meta:page-count="2" meta:paragraph-count="15" meta:word-count="260" meta:character-count="1558" meta:non-whitespace-character-count="1313"/>
  </office:meta>
</office:document-meta>
</file>